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6B0000026C04285D5C.png"/>
  <manifest:file-entry manifest:media-type="image/png" manifest:full-path="Pictures/1000020100000096000000961085A27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85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ff" draw:fill-color="#0000ff" draw:textarea-horizontal-align="justify" draw:textarea-vertical-align="middle" draw:auto-grow-height="false" draw:shadow="visible" draw:shadow-offset-x="0.05cm" draw:shadow-offset-y="0.05cm" draw:shadow-color="#c0c0c0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family="'Buxton Sketch'" style:font-family-generic="script" style:font-pitch="variable" fo:text-shadow="1pt 1pt" fo:font-weight="bold" style:font-weight-asian="bold" style:font-weight-complex="bold"/>
    </style:style>
    <style:style style:name="P3" style:family="paragraph">
      <style:text-properties fo:font-family="'Buxton Sketch'" style:font-family-generic="script" style:font-pitch="variable" fo:font-size="12pt" style:font-size-asian="12pt" style:font-size-complex="12pt"/>
    </style:style>
    <style:style style:name="P4" style:family="paragraph">
      <style:text-properties fo:color="#ffff00" fo:font-family="'Quartz MS'" style:font-pitch="variable"/>
    </style:style>
    <style:style style:name="T1" style:family="text">
      <style:text-properties fo:font-family="'Quartz MS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7.688cm" svg:height="7.7cm" svg:x="1.1cm" svg:y="2.4cm">
          <draw:image xlink:href="Pictures/100000000000026B0000026C04285D5C.png" xlink:type="simple" xlink:show="embed" xlink:actuate="onLoad">
            <text:p/>
          </draw:image>
        </draw:frame>
        <draw:custom-shape draw:style-name="gr2" draw:text-style-name="P1" draw:layer="layout" svg:width="14.2cm" svg:height="1.3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cm" svg:height="1.2cm" svg:x="1.2cm" svg:y="0.8cm">
          <draw:image xlink:href="Pictures/1000020100000096000000961085A271.png" xlink:type="simple" xlink:show="embed" xlink:actuate="onLoad">
            <text:p/>
          </draw:image>
        </draw:frame>
        <draw:frame draw:style-name="gr3" draw:text-style-name="P2" draw:layer="layout" svg:width="1.7cm" svg:height="1.039cm" svg:x="2.7cm" svg:y="1.161cm">
          <draw:text-box>
            <text:p text:style-name="P2">Novo</text:p>
          </draw:text-box>
        </draw:frame>
        <draw:frame draw:style-name="gr4" draw:text-style-name="P3" draw:layer="layout" svg:width="1.8cm" svg:height="0.772cm" svg:x="1cm" svg:y="1.728cm">
          <draw:text-box>
            <text:p text:style-name="P3">Mestre</text:p>
          </draw:text-box>
        </draw:frame>
        <draw:frame draw:style-name="gr3" draw:text-style-name="P2" draw:layer="layout" svg:width="1.7cm" svg:height="1.039cm" svg:x="4.1cm" svg:y="1.161cm">
          <draw:text-box>
            <text:p text:style-name="P2">Ajuda</text:p>
          </draw:text-box>
        </draw:frame>
        <draw:custom-shape draw:style-name="gr5" draw:text-style-name="P1" draw:layer="layout" svg:width="0.857cm" svg:height="0.629cm" svg:x="6.8cm" svg:y="1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57cm" svg:height="0.629cm" svg:x="7.643cm" svg:y="1.29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57cm" svg:height="0.629cm" draw:transform="rotate (1.57515964992488) translate (6.071cm 2.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57cm" svg:height="0.629cm" draw:transform="rotate (1.57515964992488) translate (8.603cm 2.06cm)">
          <text:p/>
          <draw:enhanced-geometry svg:viewBox="0 0 21600 21600" draw:text-areas="?f0 ?f7 ?f2 21600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3.4cm" svg:height="1.05cm" svg:x="9.5cm" svg:y="1.1cm">
          <draw:text-box>
            <text:p text:style-name="P4"><text:span text:style-name="T1">00:05:3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12:03.40</meta:creation-date>
    <dc:date>2012-08-28T08:25:43.93</dc:date>
    <meta:editing-duration>PT13M44S</meta:editing-duration>
    <meta:editing-cycles>1</meta:editing-cycles>
    <meta:document-statistic meta:object-count="11"/>
    <meta:generator>LibreOffice/3.4$Win32 LibreOffice_project/340m1$Build-502</meta:generator>
  </office:meta>
</office:document-meta>
</file>